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6pt" fo:font-weight="normal" officeooo:rsid="00005b9e" officeooo:paragraph-rsid="00005b9e" style:font-size-asian="14pt" style:font-weight-asian="normal" style:font-size-complex="16pt" style:font-weight-complex="normal"/>
    </style:style>
    <style:style style:name="P2" style:family="paragraph" style:parent-style-name="Standard">
      <style:text-properties style:font-name="Times New Roman" fo:font-size="16pt" fo:font-weight="normal" officeooo:rsid="00005b9e" officeooo:paragraph-rsid="00005b9e" style:font-size-asian="16pt" style:font-weight-asian="normal" style:font-size-complex="16pt" style:font-weight-complex="normal"/>
    </style:style>
    <style:style style:name="P3" style:family="paragraph" style:parent-style-name="Standard">
      <style:text-properties style:font-name="Times New Roman" fo:font-size="16pt" fo:font-weight="bold" officeooo:rsid="00005b9e" officeooo:paragraph-rsid="00005b9e" style:font-size-asian="14pt" style:font-weight-asian="bold" style:font-size-complex="16pt" style:font-weight-complex="bold"/>
    </style:style>
    <style:style style:name="P4" style:family="paragraph" style:parent-style-name="Standard">
      <style:text-properties style:font-name="Times New Roman" fo:font-size="16pt" fo:font-weight="bold" officeooo:rsid="00005b9e" officeooo:paragraph-rsid="00005b9e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Times New Roman" fo:font-size="18pt" fo:font-weight="bold" officeooo:rsid="00005b9e" officeooo:paragraph-rsid="00005b9e" style:font-size-asian="15.75pt" style:font-weight-asian="bold" style:font-size-complex="18pt" style:font-weight-complex="bold"/>
    </style:style>
    <style:style style:name="P6" style:family="paragraph" style:parent-style-name="Standard">
      <style:text-properties style:font-name="Times New Roman" fo:font-size="18pt" fo:font-weight="bold" officeooo:rsid="00005b9e" officeooo:paragraph-rsid="00005b9e" style:font-size-asian="18pt" style:font-weight-asian="bold" style:font-size-complex="18pt" style:font-weight-complex="bold"/>
    </style:style>
    <style:style style:name="P7" style:family="paragraph" style:parent-style-name="Standard">
      <style:text-properties fo:font-weight="normal" officeooo:rsid="00005b9e" officeooo:paragraph-rsid="00005b9e" style:font-weight-asian="normal" style:font-weight-complex="normal"/>
    </style:style>
    <style:style style:name="P8" style:family="paragraph" style:parent-style-name="Standard">
      <style:text-properties fo:font-weight="normal" officeooo:rsid="00024813" officeooo:paragraph-rsid="00024813" style:font-weight-asian="normal" style:font-weight-complex="normal"/>
    </style:style>
    <style:style style:name="P9" style:family="paragraph" style:parent-style-name="Standard">
      <style:text-properties officeooo:paragraph-rsid="00005b9e"/>
    </style:style>
    <style:style style:name="P10" style:family="paragraph" style:parent-style-name="Standard">
      <style:text-properties fo:font-weight="bold" officeooo:paragraph-rsid="00005b9e" style:font-weight-asian="bold" style:font-weight-complex="bold"/>
    </style:style>
    <style:style style:name="P11" style:family="paragraph" style:parent-style-name="Standard">
      <style:text-properties fo:font-weight="bold" officeooo:rsid="00024813" officeooo:paragraph-rsid="00024813" style:font-weight-asian="bold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Times New Roman" fo:font-size="16pt" style:font-size-asian="14pt" style:font-size-complex="16pt"/>
    </style:style>
    <style:style style:name="T5" style:family="text">
      <style:text-properties style:font-name="Times New Roman" fo:font-size="16pt" officeooo:rsid="00005b9e" style:font-size-asian="14pt" style:font-size-complex="16pt"/>
    </style:style>
    <style:style style:name="T6" style:family="text">
      <style:text-properties style:font-name="Times New Roman" fo:font-size="16pt" officeooo:rsid="00024813" style:font-size-asian="14pt" style:font-size-complex="16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7">Aim:</text:span></text:p>
      <text:p text:style-name="P9"><text:span text:style-name="T2">Implementation of push, pop, peek, display in stack.</text:span></text:p>
      <text:p text:style-name="P2"/>
      <text:p text:style-name="P6">Explanation:</text:p>
      <text:p text:style-name="P4"/>
      <text:p text:style-name="P2">Stack is an important data structure which stores its elements in</text:p>
      <text:p text:style-name="P2">an ordered manner.</text:p>
      <text:p text:style-name="P2">Stack is a linear, last-in first-out (LIFO) data structure in which</text:p>
      <text:p text:style-name="P2">insertion and deletion of elements are done only at one end,</text:p>
      <text:p text:style-name="P2">known as TOP of the stack.</text:p>
      <text:p text:style-name="P2"/>
      <text:p text:style-name="P2">Every stack has a variable TOP associated with it, which is used to</text:p>
      <text:p text:style-name="P2">store the address of the topmost element of the stack.</text:p>
      <text:p text:style-name="P2"/>
      <text:p text:style-name="P2">If TOP = NULL, then it indicates that the stack is empty.</text:p>
      <text:p text:style-name="P2"/>
      <text:p text:style-name="P2">If TOP = MAX-1, then the stack is full.(MAX variable is used to store</text:p>
      <text:p text:style-name="P2">maximum no. of elements a stack can store.)</text:p>
      <text:p text:style-name="P2"/>
      <text:p text:style-name="P2">Basic operations: Push, Pop, Peep.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Algorithms:</text:p>
      <text:p text:style-name="P5"/>
      <text:p text:style-name="P3">A) Algorithm for insertion</text:p>
      <text:p text:style-name="P3"/>
      <text:p text:style-name="P1"><text:tab/></text:p>
      <text:p text:style-name="P3"><text:span text:style-name="T3"><text:tab/>1.<text:tab/>IF <text:s/>TOP <text:s/>= <text:s/>MAX-1 <text:s/>then</text:span></text:p>
      <text:p text:style-name="P3"><text:span text:style-name="T3"><text:tab/><text:tab/><text:tab/>PRINT <text:s/>“Over flow”</text:span></text:p>
      <text:p text:style-name="P3"><text:span text:style-name="T3"><text:tab/><text:tab/><text:tab/>Go to step 4</text:span></text:p>
      <text:p text:style-name="P3"><text:span text:style-name="T3"><text:tab/><text:tab/><text:tab/>ENDIF</text:span></text:p>
      <text:p text:style-name="P3"><text:span text:style-name="T3"><text:tab/>2.<text:tab/>SET <text:s/>TOP <text:s/>= <text:s/>TOP + 1</text:span></text:p>
      <text:p text:style-name="P3"><text:span text:style-name="T3"><text:tab/>3.<text:tab/>SET <text:s/>STACK [TOP] <text:s/>= <text:s/>VALUE</text:span></text:p>
      <text:p text:style-name="P3"><text:span text:style-name="T3"><text:tab/>4.<text:tab/>END</text:span></text:p>
      <text:p text:style-name="P3"><text:span text:style-name="T3"><text:tab/><text:tab/><text:tab/><text:tab/></text:span></text:p>
      <text:p text:style-name="P3"><text:span text:style-name="T3"/></text:p>
      <text:p text:style-name="P10"><text:span text:style-name="T5">B) Algorithm for deletion</text:span></text:p>
      <text:p text:style-name="P10"><text:span text:style-name="T5"/></text:p>
      <text:p text:style-name="P7"><text:span text:style-name="T4"><text:tab/>1.<text:tab/>IF <text:s/>TOP <text:s/>= <text:s/>NULL, then</text:span></text:p>
      <text:p text:style-name="P7"><text:span text:style-name="T4"><text:tab/><text:tab/><text:tab/></text:span><text:span text:style-name="T6">PRINT <text:s/>“UNDER FLOW”</text:span></text:p>
      <text:p text:style-name="P7"><text:span text:style-name="T6"><text:tab/><text:tab/><text:tab/>GO TO <text:s/>STEP 4</text:span></text:p>
      <text:p text:style-name="P7"><text:span text:style-name="T6"><text:tab/><text:tab/>ENDIF</text:span></text:p>
      <text:p text:style-name="P8"><text:span text:style-name="T4"><text:tab/>2.<text:tab/>SET <text:s/>VAL <text:s/>= STACK [TOP]</text:span></text:p>
      <text:p text:style-name="P8"><text:span text:style-name="T4"><text:tab/>3.<text:tab/>SET <text:s/>TOP <text:s/>= TOP <text:s/>- 1</text:span></text:p>
      <text:p text:style-name="P8"><text:span text:style-name="T4"><text:tab/>4.<text:tab/>END</text:span></text:p>
      <text:p text:style-name="P8"><text:span text:style-name="T4"/></text:p>
      <text:p text:style-name="P8"><text:span text:style-name="T4"/></text:p>
      <text:p text:style-name="P8"><text:span text:style-name="T4"/></text:p>
      <text:p text:style-name="P11"><text:span text:style-name="T4">**************************************************************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08-27T18:02:51.712000000</dc:date>
    <meta:editing-duration>PT2M48S</meta:editing-duration>
    <meta:editing-cycles>1</meta:editing-cycles>
    <meta:document-statistic meta:table-count="0" meta:image-count="0" meta:object-count="0" meta:page-count="2" meta:paragraph-count="34" meta:word-count="182" meta:character-count="1018" meta:non-whitespace-character-count="817"/>
  </office:meta>
</office:document-meta>
</file>